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7000000F4B88B2EA77E36F080.jpg" manifest:media-type="image/jpeg"/>
  <manifest:file-entry manifest:full-path="Pictures/100000000000028000000236343595B64794686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V Boli" svg:font-family="'MV Bol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3cm" fo:margin-left="-0.199cm" fo:margin-top="0cm" fo:margin-bottom="0cm" table:align="left" style:writing-mode="lr-tb"/>
    </style:style>
    <style:style style:name="Tabela1.A" style:family="table-column">
      <style:table-column-properties style:column-width="2.392cm"/>
    </style:style>
    <style:style style:name="Tabela1.B" style:family="table-column">
      <style:table-column-properties style:column-width="13.99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383cm" fo:margin-left="-0.199cm" fo:margin-top="0cm" fo:margin-bottom="0cm" table:align="left" style:writing-mode="lr-tb"/>
    </style:style>
    <style:style style:name="Tabela2.A" style:family="table-column">
      <style:table-column-properties style:column-width="8.121cm"/>
    </style:style>
    <style:style style:name="Tabela2.B" style:family="table-column">
      <style:table-column-properties style:column-width="8.26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383cm" fo:margin-left="-0.199cm" fo:margin-top="0cm" fo:margin-bottom="0cm" table:align="left" style:writing-mode="lr-tb"/>
    </style:style>
    <style:style style:name="Tabela3.A" style:family="table-column">
      <style:table-column-properties style:column-width="6.653cm"/>
    </style:style>
    <style:style style:name="Tabela3.B" style:family="table-column">
      <style:table-column-properties style:column-width="9.7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383cm" fo:margin-left="-0.199cm" fo:margin-top="0cm" fo:margin-bottom="0cm" table:align="left" style:writing-mode="lr-tb"/>
    </style:style>
    <style:style style:name="Tabela4.A" style:family="table-column">
      <style:table-column-properties style:column-width="7.401cm"/>
    </style:style>
    <style:style style:name="Tabela4.B" style:family="table-column">
      <style:table-column-properties style:column-width="8.98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383cm" fo:margin-left="-0.199cm" fo:margin-top="0cm" fo:margin-bottom="0cm" table:align="left" style:writing-mode="lr-tb"/>
    </style:style>
    <style:style style:name="Tabela5.A" style:family="table-column">
      <style:table-column-properties style:column-width="7.382cm"/>
    </style:style>
    <style:style style:name="Tabela5.B" style:family="table-column">
      <style:table-column-properties style:column-width="9.00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5.706cm" fo:keep-together="auto"/>
    </style:style>
    <style:style style:name="Tabela5.A3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383cm" fo:margin-left="-0.199cm" fo:margin-top="0cm" fo:margin-bottom="0cm" table:align="left" style:writing-mode="lr-tb"/>
    </style:style>
    <style:style style:name="Tabela6.A" style:family="table-column">
      <style:table-column-properties style:column-width="7.361cm"/>
    </style:style>
    <style:style style:name="Tabela6.B" style:family="table-column">
      <style:table-column-properties style:column-width="9.02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6.383cm" fo:margin-left="-0.199cm" fo:margin-top="0cm" fo:margin-bottom="0cm" table:align="left" style:writing-mode="lr-tb"/>
    </style:style>
    <style:style style:name="Tabela7.A" style:family="table-column">
      <style:table-column-properties style:column-width="7.043cm"/>
    </style:style>
    <style:style style:name="Tabela7.B" style:family="table-column">
      <style:table-column-properties style:column-width="9.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6.383cm" fo:margin-left="-0.199cm" fo:margin-top="0cm" fo:margin-bottom="0cm" table:align="left" style:writing-mode="lr-tb"/>
    </style:style>
    <style:style style:name="Tabela8.A" style:family="table-column">
      <style:table-column-properties style:column-width="7.405cm"/>
    </style:style>
    <style:style style:name="Tabela8.B" style:family="table-column">
      <style:table-column-properties style:column-width="8.97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19ea40" officeooo:paragraph-rsid="0019ea40"/>
    </style:style>
    <style:style style:name="P3" style:family="paragraph" style:parent-style-name="Footer">
      <style:paragraph-properties fo:text-align="center" style:justify-single-word="false"/>
      <style:text-properties style:font-name="MV Boli" fo:font-size="10pt" officeooo:rsid="001d238e" officeooo:paragraph-rsid="001d238e" style:font-size-asian="10pt" style:font-size-complex="10pt"/>
    </style:style>
    <style:style style:name="P4" style:family="paragraph" style:parent-style-name="Standard">
      <style:paragraph-properties fo:line-height="150%" fo:text-align="end" style:justify-single-word="false"/>
      <style:text-properties style:text-underline-style="none" officeooo:rsid="0033315e" officeooo:paragraph-rsid="0033315e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33315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3315e"/>
    </style:style>
    <style:style style:name="P7" style:family="paragraph" style:parent-style-name="Texto_20_principal">
      <style:paragraph-properties style:line-height-at-least="0.494cm"/>
    </style:style>
    <style:style style:name="P8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9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6cd097"/>
    </style:style>
    <style:style style:name="P10" style:family="paragraph" style:parent-style-name="Texto_20_principal">
      <style:paragraph-properties style:line-height-at-least="0.494cm"/>
      <style:text-properties style:font-name="Calibri" fo:font-size="10pt" style:font-size-asian="10pt" style:font-name-complex="Calibri2" style:font-size-complex="10pt"/>
    </style:style>
    <style:style style:name="P11" style:family="paragraph" style:parent-style-name="Texto_20_principal">
      <style:paragraph-properties style:line-height-at-least="0.494cm" fo:text-align="center" style:justify-single-word="false"/>
      <style:text-properties style:font-name="Calibri" fo:font-size="10pt" style:font-size-asian="10pt" style:font-name-complex="Calibri2" style:font-size-complex="10pt"/>
    </style:style>
    <style:style style:name="P12" style:family="paragraph" style:parent-style-name="Texto_20_principal">
      <style:paragraph-properties style:line-height-at-least="0.494cm" fo:text-align="center" style:justify-single-word="false"/>
      <style:text-properties style:font-name="Calibri" fo:font-size="10pt" officeooo:paragraph-rsid="0033315e" style:font-size-asian="10pt" style:font-name-complex="Calibri2" style:font-size-complex="10pt"/>
    </style:style>
    <style:style style:name="P13" style:family="paragraph" style:parent-style-name="Texto_20_principal">
      <style:paragraph-properties style:line-height-at-least="0.494cm" fo:orphans="0" fo:widows="0"/>
      <style:text-properties style:font-name="Calibri" fo:font-size="10pt" style:font-size-asian="10pt" style:font-name-complex="Calibri2" style:font-size-complex="10pt"/>
    </style:style>
    <style:style style:name="P14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2" style:font-size-complex="10pt"/>
    </style:style>
    <style:style style:name="P15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paragraph-rsid="0067a87a" style:font-size-asian="10pt" style:font-name-complex="Calibri2" style:font-size-complex="10pt"/>
    </style:style>
    <style:style style:name="P16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551108" style:font-size-asian="10pt" style:font-name-complex="Calibri2" style:font-size-complex="10pt"/>
    </style:style>
    <style:style style:name="P17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5b60a4" officeooo:paragraph-rsid="0059fb1f" style:font-size-asian="10pt" style:font-name-complex="Calibri2" style:font-size-complex="10pt"/>
    </style:style>
    <style:style style:name="P18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5f2109" officeooo:paragraph-rsid="005f2109" style:font-size-asian="10pt" style:font-name-complex="Calibri2" style:font-size-complex="10pt"/>
    </style:style>
    <style:style style:name="P19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6ce8cc" officeooo:paragraph-rsid="006ce8cc" style:font-size-asian="10pt" style:font-name-complex="Calibri2" style:font-size-complex="10pt"/>
    </style:style>
    <style:style style:name="P20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6fbcf0" officeooo:paragraph-rsid="006fbcf0" style:font-size-asian="10pt" style:font-name-complex="Calibri2" style:font-size-complex="10pt"/>
    </style:style>
    <style:style style:name="P21" style:family="paragraph" style:parent-style-name="Texto_20_principal">
      <style:paragraph-properties style:line-height-at-least="0.494cm"/>
      <style:text-properties style:font-name="Calibri" fo:font-size="10pt" fo:language="en" fo:country="US" style:font-size-asian="10pt" style:font-name-complex="Calibri2" style:font-size-complex="10pt"/>
    </style:style>
    <style:style style:name="P22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style:font-size-asian="10pt" style:font-weight-asian="bold" style:font-name-complex="Calibri2" style:font-size-complex="10pt"/>
    </style:style>
    <style:style style:name="P23" style:family="paragraph" style:parent-style-name="Texto_20_principal">
      <style:paragraph-properties style:line-height-at-least="0.494cm"/>
      <style:text-properties fo:color="#00b050" loext:opacity="100%" style:font-name="Calibri" fo:font-size="10pt" fo:language="en" fo:country="US" fo:font-weight="bold" style:font-size-asian="10pt" style:font-weight-asian="bold" style:font-name-complex="Calibri2" style:font-size-complex="10pt"/>
    </style:style>
    <style:style style:name="P24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fo:language="en" fo:country="US"/>
    </style:style>
    <style:style style:name="P25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594def" officeooo:paragraph-rsid="00594def"/>
    </style:style>
    <style:style style:name="P26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70210b" officeooo:paragraph-rsid="0070210b"/>
    </style:style>
    <style:style style:name="P27" style:family="paragraph" style:parent-style-name="Texto_20_principal">
      <style:paragraph-properties fo:margin-top="0cm" fo:margin-bottom="0cm" style:contextual-spacing="false"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language="en" fo:country="US" fo:font-weight="bold" style:font-size-asian="10pt" style:font-weight-asian="bold" style:font-name-complex="Calibri2" style:font-size-complex="10pt"/>
    </style:style>
    <style:style style:name="P28" style:family="paragraph" style:parent-style-name="Texto_20_principal">
      <style:paragraph-properties fo:margin-top="0cm" fo:margin-bottom="0cm" style:contextual-spacing="false"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2" style:font-size-complex="10pt"/>
    </style:style>
    <style:style style:name="P29" style:family="paragraph" style:parent-style-name="Texto_20_principal">
      <style:paragraph-properties fo:margin-top="0cm" fo:margin-bottom="0cm" style:contextual-spacing="false"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0" style:family="paragraph" style:parent-style-name="Texto_20_principal">
      <style:paragraph-properties fo:margin-left="0.199cm" fo:margin-right="0cm" style:line-height-at-least="0.494cm" fo:text-indent="0cm" style:auto-text-indent="false"/>
      <style:text-properties fo:color="#00b050" loext:opacity="100%" style:font-name="Calibri" fo:font-size="10pt" fo:font-weight="bold" style:font-size-asian="10pt" style:font-weight-asian="bold" style:font-name-complex="Calibri2" style:font-size-complex="10pt"/>
    </style:style>
    <style:style style:name="P31" style:family="paragraph" style:parent-style-name="Texto_20_principal">
      <style:paragraph-properties fo:margin-left="0.199cm" fo:margin-right="0cm" style:line-height-at-least="0.494cm" fo:text-indent="0cm" style:auto-text-indent="false"/>
      <style:text-properties style:font-name="Calibri" fo:font-size="10pt" style:font-size-asian="10pt" style:font-name-complex="Calibri2" style:font-size-complex="10pt"/>
    </style:style>
    <style:style style:name="P32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6fbcf0" officeooo:paragraph-rsid="00667f6b" style:font-size-asian="10pt" style:font-name-complex="Calibri2" style:font-size-complex="10pt"/>
    </style:style>
    <style:style style:name="P33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551108" style:font-size-asian="10pt" style:font-name-complex="Calibri2" style:font-size-complex="10pt"/>
    </style:style>
    <style:style style:name="P34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5b60a4" officeooo:paragraph-rsid="0059fb1f" style:font-size-asian="10pt" style:font-name-complex="Calibri2" style:font-size-complex="10pt"/>
    </style:style>
    <style:style style:name="P35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style:font-size-asian="10pt" style:font-name-complex="Calibri2" style:font-size-complex="10pt"/>
    </style:style>
    <style:style style:name="P36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paragraph-rsid="00876ed2" style:font-size-asian="10pt" style:font-name-complex="Calibri2" style:font-size-complex="10pt"/>
    </style:style>
    <style:style style:name="P37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4ff8d" officeooo:paragraph-rsid="0074ff8d" style:font-size-asian="10pt" style:font-name-complex="Calibri2" style:font-size-complex="10pt"/>
    </style:style>
    <style:style style:name="P38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4ff8d" officeooo:paragraph-rsid="0079552d" style:font-size-asian="10pt" style:font-name-complex="Calibri2" style:font-size-complex="10pt"/>
    </style:style>
    <style:style style:name="P39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1c3b9" officeooo:paragraph-rsid="0074ff8d" style:font-size-asian="10pt" style:font-name-complex="Calibri2" style:font-size-complex="10pt"/>
    </style:style>
    <style:style style:name="P40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1c3b9" officeooo:paragraph-rsid="00784620" style:font-size-asian="10pt" style:font-name-complex="Calibri2" style:font-size-complex="10pt"/>
    </style:style>
    <style:style style:name="P41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1c3b9" officeooo:paragraph-rsid="0079552d" style:font-size-asian="10pt" style:font-name-complex="Calibri2" style:font-size-complex="10pt"/>
    </style:style>
    <style:style style:name="P42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84620" officeooo:paragraph-rsid="00784620" style:font-size-asian="10pt" style:font-name-complex="Calibri2" style:font-size-complex="10pt"/>
    </style:style>
    <style:style style:name="P43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officeooo:rsid="007f73b1" officeooo:paragraph-rsid="007f73b1" style:font-size-asian="10pt" style:font-name-complex="Calibri2" style:font-size-complex="10pt"/>
    </style:style>
    <style:style style:name="P44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font-weight="normal" officeooo:rsid="0074ff8d" officeooo:paragraph-rsid="0074ff8d" style:font-size-asian="10pt" style:font-weight-asian="normal" style:font-name-complex="Calibri2" style:font-size-complex="10pt" style:font-weight-complex="normal"/>
    </style:style>
    <style:style style:name="P45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font-weight="normal" officeooo:rsid="00784620" officeooo:paragraph-rsid="00784620" style:font-size-asian="10pt" style:font-weight-asian="normal" style:font-name-complex="Calibri2" style:font-size-complex="10pt" style:font-weight-complex="normal"/>
    </style:style>
    <style:style style:name="P46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size="10pt" fo:font-weight="normal" officeooo:rsid="00837d78" officeooo:paragraph-rsid="00837d78" style:font-size-asian="10pt" style:font-weight-asian="normal" style:font-name-complex="Calibri2" style:font-size-complex="10pt" style:font-weight-complex="normal"/>
    </style:style>
    <style:style style:name="P47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667f6b" officeooo:paragraph-rsid="0071b98f"/>
    </style:style>
    <style:style style:name="P48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71b98f"/>
    </style:style>
    <style:style style:name="P49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8060e2"/>
    </style:style>
    <style:style style:name="P50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71b98f" officeooo:paragraph-rsid="0071b98f"/>
    </style:style>
    <style:style style:name="P51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594def" officeooo:paragraph-rsid="0071c3b9"/>
    </style:style>
    <style:style style:name="P52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594def" officeooo:paragraph-rsid="0072b2fb"/>
    </style:style>
    <style:style style:name="P53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594def" officeooo:paragraph-rsid="00784620"/>
    </style:style>
    <style:style style:name="P54" style:family="paragraph" style:parent-style-name="Texto_20_principal">
      <style:paragraph-properties style:line-height-at-least="0.494cm" fo:orphans="0" fo:widows="0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71c3b9" officeooo:paragraph-rsid="0071c3b9"/>
    </style:style>
    <style:style style:name="T1" style:family="text">
      <style:text-properties officeooo:rsid="0019e77b"/>
    </style:style>
    <style:style style:name="T2" style:family="text">
      <style:text-properties fo:color="#ff0000" loext:opacity="100%" fo:font-size="16pt" fo:font-weight="bold" officeooo:rsid="0019e77b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e77b" style:font-weight-asian="bold" style:font-weight-complex="bold"/>
    </style:style>
    <style:style style:name="T5" style:family="text">
      <style:text-properties style:font-name="Calibri" fo:font-size="10pt" style:font-size-asian="10pt" style:font-name-complex="Calibri2" style:font-size-complex="10pt"/>
    </style:style>
    <style:style style:name="T6" style:family="text">
      <style:text-properties style:font-name="Calibri" fo:font-size="10pt" officeooo:rsid="00551108" style:font-size-asian="10pt" style:font-name-complex="Calibri2" style:font-size-complex="10pt"/>
    </style:style>
    <style:style style:name="T7" style:family="text">
      <style:text-properties style:font-name="Calibri" fo:font-size="10pt" officeooo:rsid="00562a5e" style:font-size-asian="10pt" style:font-name-complex="Calibri2" style:font-size-complex="10pt"/>
    </style:style>
    <style:style style:name="T8" style:family="text">
      <style:text-properties style:font-name="Calibri" fo:font-size="10pt" officeooo:rsid="0056d69f" style:font-size-asian="10pt" style:font-name-complex="Calibri2" style:font-size-complex="10pt"/>
    </style:style>
    <style:style style:name="T9" style:family="text">
      <style:text-properties style:font-name="Calibri" fo:font-size="10pt" officeooo:rsid="0058c020" style:font-size-asian="10pt" style:font-name-complex="Calibri2" style:font-size-complex="10pt"/>
    </style:style>
    <style:style style:name="T10" style:family="text">
      <style:text-properties style:font-name="Calibri" fo:font-size="10pt" officeooo:rsid="0059fb1f" style:font-size-asian="10pt" style:font-name-complex="Calibri2" style:font-size-complex="10pt"/>
    </style:style>
    <style:style style:name="T11" style:family="text">
      <style:text-properties style:font-name="Calibri" fo:font-size="10pt" officeooo:rsid="005b60a4" style:font-size-asian="10pt" style:font-name-complex="Calibri2" style:font-size-complex="10pt"/>
    </style:style>
    <style:style style:name="T12" style:family="text">
      <style:text-properties style:font-name="Calibri" fo:font-size="10pt" officeooo:rsid="005b6caa" style:font-size-asian="10pt" style:font-name-complex="Calibri2" style:font-size-complex="10pt"/>
    </style:style>
    <style:style style:name="T13" style:family="text">
      <style:text-properties style:font-name="Calibri" fo:font-size="10pt" officeooo:rsid="005c2fe5" style:font-size-asian="10pt" style:font-name-complex="Calibri2" style:font-size-complex="10pt"/>
    </style:style>
    <style:style style:name="T14" style:family="text">
      <style:text-properties style:font-name="Calibri" fo:font-size="10pt" officeooo:rsid="005cc663" style:font-size-asian="10pt" style:font-name-complex="Calibri2" style:font-size-complex="10pt"/>
    </style:style>
    <style:style style:name="T15" style:family="text">
      <style:text-properties style:font-name="Calibri" fo:font-size="10pt" officeooo:rsid="005d84ff" style:font-size-asian="10pt" style:font-name-complex="Calibri2" style:font-size-complex="10pt"/>
    </style:style>
    <style:style style:name="T16" style:family="text">
      <style:text-properties style:font-name="Calibri" fo:font-size="10pt" officeooo:rsid="005e60a3" style:font-size-asian="10pt" style:font-name-complex="Calibri2" style:font-size-complex="10pt"/>
    </style:style>
    <style:style style:name="T17" style:family="text">
      <style:text-properties style:font-name="Calibri" fo:font-size="10pt" officeooo:rsid="005f2109" style:font-size-asian="10pt" style:font-name-complex="Calibri2" style:font-size-complex="10pt"/>
    </style:style>
    <style:style style:name="T18" style:family="text">
      <style:text-properties style:font-name="Calibri" fo:font-size="10pt" officeooo:rsid="0063ce24" style:font-size-asian="10pt" style:font-name-complex="Calibri2" style:font-size-complex="10pt"/>
    </style:style>
    <style:style style:name="T19" style:family="text">
      <style:text-properties style:font-name="Calibri" fo:font-size="10pt" officeooo:rsid="0064282c" style:font-size-asian="10pt" style:font-name-complex="Calibri2" style:font-size-complex="10pt"/>
    </style:style>
    <style:style style:name="T20" style:family="text">
      <style:text-properties style:font-name="Calibri" fo:font-size="10pt" officeooo:rsid="00653ae1" style:font-size-asian="10pt" style:font-name-complex="Calibri2" style:font-size-complex="10pt"/>
    </style:style>
    <style:style style:name="T21" style:family="text">
      <style:text-properties style:font-name="Calibri" fo:font-size="10pt" officeooo:rsid="00667f6b" style:font-size-asian="10pt" style:font-name-complex="Calibri2" style:font-size-complex="10pt"/>
    </style:style>
    <style:style style:name="T22" style:family="text">
      <style:text-properties style:font-name="Calibri" fo:font-size="10pt" officeooo:rsid="006cd097" style:font-size-asian="10pt" style:font-name-complex="Calibri2" style:font-size-complex="10pt"/>
    </style:style>
    <style:style style:name="T23" style:family="text">
      <style:text-properties style:font-name="Calibri" fo:font-size="10pt" officeooo:rsid="006ce8cc" style:font-size-asian="10pt" style:font-name-complex="Calibri2" style:font-size-complex="10pt"/>
    </style:style>
    <style:style style:name="T24" style:family="text">
      <style:text-properties style:font-name="Calibri" fo:font-size="10pt" officeooo:rsid="006fbcf0" style:font-size-asian="10pt" style:font-name-complex="Calibri2" style:font-size-complex="10pt"/>
    </style:style>
    <style:style style:name="T25" style:family="text">
      <style:text-properties style:font-name="Calibri" fo:font-size="10pt" officeooo:rsid="0070210b" style:font-size-asian="10pt" style:font-name-complex="Calibri2" style:font-size-complex="10pt"/>
    </style:style>
    <style:style style:name="T26" style:family="text">
      <style:text-properties style:font-name="Calibri" fo:font-size="10pt" officeooo:rsid="0071b98f" style:font-size-asian="10pt" style:font-name-complex="Calibri2" style:font-size-complex="10pt"/>
    </style:style>
    <style:style style:name="T27" style:family="text">
      <style:text-properties style:font-name="Calibri" fo:font-size="10pt" officeooo:rsid="0072b2fb" style:font-size-asian="10pt" style:font-name-complex="Calibri2" style:font-size-complex="10pt"/>
    </style:style>
    <style:style style:name="T28" style:family="text">
      <style:text-properties style:font-name="Calibri" fo:font-size="10pt" officeooo:rsid="00784620" style:font-size-asian="10pt" style:font-name-complex="Calibri2" style:font-size-complex="10pt"/>
    </style:style>
    <style:style style:name="T29" style:family="text">
      <style:text-properties style:font-name="Calibri" fo:font-size="10pt" officeooo:rsid="0067a87a" style:font-size-asian="10pt" style:font-name-complex="Calibri2" style:font-size-complex="10pt"/>
    </style:style>
    <style:style style:name="T30" style:family="text">
      <style:text-properties style:font-name="Calibri" fo:font-size="10pt" officeooo:rsid="006f3d8e" style:font-size-asian="10pt" style:font-name-complex="Calibri2" style:font-size-complex="10pt"/>
    </style:style>
    <style:style style:name="T31" style:family="text">
      <style:text-properties style:font-name="Calibri" fo:font-size="10pt" officeooo:rsid="008060e2" style:font-size-asian="10pt" style:font-name-complex="Calibri2" style:font-size-complex="10pt"/>
    </style:style>
    <style:style style:name="T32" style:family="text">
      <style:text-properties style:font-name="Calibri" fo:font-size="10pt" officeooo:rsid="00852303" style:font-size-asian="10pt" style:font-name-complex="Calibri2" style:font-size-complex="10pt"/>
    </style:style>
    <style:style style:name="T33" style:family="text">
      <style:text-properties style:font-name="Calibri" fo:font-size="8pt" style:font-size-asian="8pt" style:font-name-complex="Calibri2" style:font-size-complex="8pt"/>
    </style:style>
    <style:style style:name="T34" style:family="text">
      <style:text-properties fo:color="#00b050" loext:opacity="100%" style:font-name="Calibri" fo:font-size="10pt" fo:font-weight="bold" style:font-size-asian="10pt" style:font-weight-asian="bold" style:font-name-complex="Calibri2" style:font-size-complex="10pt"/>
    </style:style>
    <style:style style:name="T35" style:family="text">
      <style:text-properties fo:color="#0000ff" loext:opacity="100%" style:font-name="Calibri" fo:font-size="10pt" style:text-underline-style="solid" style:text-underline-width="auto" style:text-underline-color="font-color" style:font-size-asian="10pt" style:font-name-complex="Calibri2" style:font-size-complex="10pt"/>
    </style:style>
    <style:style style:name="T36" style:family="text">
      <style:text-properties officeooo:rsid="00662d76"/>
    </style:style>
    <style:style style:name="T37" style:family="text">
      <style:text-properties officeooo:rsid="0067a87a"/>
    </style:style>
    <style:style style:name="T38" style:family="text">
      <style:text-properties officeooo:rsid="006406f6"/>
    </style:style>
    <style:style style:name="T39" style:family="text">
      <style:text-properties officeooo:rsid="00699756"/>
    </style:style>
    <style:style style:name="T40" style:family="text">
      <style:text-properties fo:font-variant="normal" fo:text-transform="none" fo:color="#000000" loext:opacity="100%" style:font-name="Calibri1" fo:font-size="10pt" fo:letter-spacing="normal" fo:font-style="normal" fo:font-weight="normal" style:font-size-asian="10pt" style:font-size-complex="10pt"/>
    </style:style>
    <style:style style:name="T41" style:family="text">
      <style:text-properties fo:font-variant="normal" fo:text-transform="none" fo:color="#000000" loext:opacity="100%" style:font-name="Calibri1" fo:font-size="10pt" fo:letter-spacing="normal" fo:font-style="normal" fo:font-weight="normal" officeooo:rsid="006cd097" style:font-size-asian="10pt" style:font-size-complex="10pt"/>
    </style:style>
    <style:style style:name="T42" style:family="text">
      <style:text-properties fo:color="#000000" loext:opacity="100%" style:font-name="Calibri1" fo:font-size="10pt" officeooo:rsid="006cd097" style:font-size-asian="10pt" style:font-name-complex="Calibri2" style:font-size-complex="10pt"/>
    </style:style>
    <style:style style:name="T43" style:family="text">
      <style:text-properties officeooo:rsid="006e41b8"/>
    </style:style>
    <style:style style:name="T44" style:family="text">
      <style:text-properties officeooo:rsid="006f3d8e"/>
    </style:style>
    <style:style style:name="T45" style:family="text">
      <style:text-properties officeooo:rsid="006f736e"/>
    </style:style>
    <style:style style:name="T46" style:family="text">
      <style:text-properties officeooo:rsid="0071b98f"/>
    </style:style>
    <style:style style:name="T47" style:family="text">
      <style:text-properties officeooo:rsid="007399d5"/>
    </style:style>
    <style:style style:name="T48" style:family="text">
      <style:text-properties officeooo:rsid="0059fb1f"/>
    </style:style>
    <style:style style:name="T49" style:family="text">
      <style:text-properties officeooo:rsid="00551108"/>
    </style:style>
    <style:style style:name="T50" style:family="text">
      <style:text-properties officeooo:rsid="0056d69f"/>
    </style:style>
    <style:style style:name="T51" style:family="text">
      <style:text-properties officeooo:rsid="0076644f"/>
    </style:style>
    <style:style style:name="T52" style:family="text">
      <style:text-properties officeooo:rsid="0079552d"/>
    </style:style>
    <style:style style:name="T53" style:family="text">
      <style:text-properties officeooo:rsid="007cac94"/>
    </style:style>
    <style:style style:name="T54" style:family="text">
      <style:text-properties officeooo:rsid="007d2eed"/>
    </style:style>
    <style:style style:name="T55" style:family="text">
      <style:text-properties officeooo:rsid="007ef816"/>
    </style:style>
    <style:style style:name="T56" style:family="text">
      <style:text-properties officeooo:rsid="007f73b1"/>
    </style:style>
    <style:style style:name="T57" style:family="text">
      <style:text-properties officeooo:rsid="00803a63"/>
    </style:style>
    <style:style style:name="T58" style:family="text">
      <style:text-properties officeooo:rsid="008060e2"/>
    </style:style>
    <style:style style:name="T59" style:family="text">
      <style:text-properties officeooo:rsid="00864983"/>
    </style:style>
    <style:style style:name="T60" style:family="text">
      <style:text-properties officeooo:rsid="00876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12">Cerimonial de Posse da Comissão de Ética de Enfermagem (CEE)</text:p>
      <text:p text:style-name="P11"/>
      <text:p text:style-name="P21">Data: 23/06/2022 <text:s/>Horário: 14:00</text:p>
      <text:p text:style-name="P21">Local: AUDITÓRIO DO CENTRO DE VIGILÂNCIA EM SAÚDE</text:p>
      <text:p text:style-name="P21"/>
      <text:p text:style-name="P23">I. ABERTURA</text:p>
      <text:p text:style-name="P2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2">Quem fala</text:p>
            <text:p text:style-name="P27"/>
          </table:table-cell>
          <table:table-cell table:style-name="Tabela1.A1" office:value-type="string">
            <text:p text:style-name="P22">Texto a ser lido</text:p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22">Mestre de Cerimônia</text:p>
            <text:p text:style-name="P27"/>
          </table:table-cell>
          <table:table-cell table:style-name="Tabela1.A1" office:value-type="string">
            <text:p text:style-name="P14">Senhores e Senhoras, boa tarde. É com grande satisfação que o Conselho Regional de Enfermagem de Santa Catarina dá início à cerimônia de posse da Comissão de Ética de Enfermagem da SECRETARIA MUNICIPAL DE SAÚDE DE SÃO BENTO DO SUL.</text:p>
            <text:p text:style-name="P14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p>
            <text:p text:style-name="P29"><text:a xlink:type="simple" xlink:href="https://drive.google.com/file/d/1fFIdWAh5qZcM0o_eGkm2I6hmGNxYN6Qv/view?usp=sharing" text:style-name="Standard" text:visited-style-name="Standard"><text:span text:style-name="T35">https://drive.google.com/file/d/1fFIdWAh5qZcM0o_eGkm2I6hmGNxYN6Qv/view?usp=sharing</text:span></text:a><text:span text:style-name="T5"> </text:span></text:p>
          </table:table-cell>
        </table:table-row>
      </table:table>
      <text:p text:style-name="P13"/>
      <text:p text:style-name="P7"><text:span text:style-name="T34">II. COMPOSIÇÃO DA MESA</text:span><text:span text:style-name="T5"> (Verificar as autoridades que vão compor a mesa para poder nomeá-las e destas quais querem se pronunciar.)</text:span></text:p>
      <text:p text:style-name="P1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2">Quem fala</text:p>
            <text:p text:style-name="P27"/>
          </table:table-cell>
          <table:table-cell table:style-name="Tabela2.A1" office:value-type="string">
            <text:p text:style-name="P22">Texto a ser lido</text:p>
            <text:p text:style-name="P27"/>
          </table:table-cell>
        </table:table-row>
        <table:table-row table:style-name="Tabela2.1">
          <table:table-cell table:style-name="Tabela2.A1" office:value-type="string">
            <text:p text:style-name="P22">Mestre de Cerimônia</text:p>
            <text:p text:style-name="P27"/>
          </table:table-cell>
          <table:table-cell table:style-name="Tabela2.A1" office:value-type="string">
            <text:p text:style-name="P14">Convidamos para compor a mesa as seguintes autoridades:</text:p>
            <text:p text:style-name="P15">- <text:span text:style-name="T37">Excelentíssimo Prefeito- Sr Antonio Joaquim Tomazine Filho</text:span></text:p>
            <text:p text:style-name="P15">- <text:span text:style-name="T38">Presidente da Câmara de Vereadores - Sra Carla </text:span><text:span text:style-name="T47">Odete</text:span><text:span text:style-name="T38"> Hof</text:span><text:span text:style-name="T47">f</text:span><text:span text:style-name="T38">mann</text:span></text:p>
            <text:p text:style-name="P15">- Secretário Municipal de Saúde – Sr. <text:span text:style-name="T38">Marcelo Marques</text:span></text:p>
            <text:p text:style-name="P15">-<text:span text:style-name="T37">Conselheira e representante do Conselho Regional de Enfermagem de santa Catarina</text:span> – <text:span text:style-name="T37">Enfermeira Lais Consel</text:span><text:span text:style-name="T44">l</text:span><text:span text:style-name="T37">os</text:span></text:p>
            <text:p text:style-name="P14">- <text:span text:style-name="T45">Membro do Conselho</text:span> de Ética do Coren/SC – <text:span text:style-name="T45">T</text:span><text:span text:style-name="T37">écnica em enfermagem Marcia </text:span><text:span text:style-name="T39">Aparecida Baems Pereira</text:span></text:p>
            <text:p text:style-name="P14">- Diretora <text:span text:style-name="T36">do Departamento de Atenção Básica e Gestão de cuidados</text:span> – <text:span text:style-name="T36">Enfermeira Beatriz de Araújo Grandes</text:span></text:p>
            <text:p text:style-name="P14">- <text:span text:style-name="T36">Responsável Técnic</text:span><text:span text:style-name="T45">a do Serviço de Enfermagem</text:span><text:span text:style-name="T36"> da Secretaria Municipal de Saúde de São Bento do Sul- </text:span><text:span text:style-name="T39">Enfermeira</text:span> <text:span text:style-name="T36">Suzieli Lamin</text:span></text:p>
            <text:p text:style-name="P14"><text:soft-page-break/>- Representante da Comissão de Ética de Enfermagem <text:span text:style-name="T39">de São Bento do Sul</text:span>- <text:span text:style-name="T36">Enfermeira Beatriz Hortz Liebl</text:span></text:p>
            <text:p text:style-name="P14"/>
            <text:p text:style-name="P28"/>
          </table:table-cell>
        </table:table-row>
      </table:table>
      <text:p text:style-name="P13"/>
      <text:p text:style-name="P7"><text:span text:style-name="T34">III. REGISTRO DE PRESENÇA</text:span><text:span text:style-name="T5"> (Listar outras autoridades presentes, diferentes daquelas que estão compondo a mesa.)</text:span></text:p>
      <text:p text:style-name="P10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Quem fala</text:p>
            <text:p text:style-name="P27"/>
          </table:table-cell>
          <table:table-cell table:style-name="Tabela3.A1" office:value-type="string">
            <text:p text:style-name="P22">Texto a ser lido</text:p>
            <text:p text:style-name="P27"/>
          </table:table-cell>
        </table:table-row>
        <table:table-row table:style-name="Tabela3.1">
          <table:table-cell table:style-name="Tabela3.A1" office:value-type="string">
            <text:p text:style-name="P22">Mestre de Cerimônia</text:p>
            <text:p text:style-name="P27"/>
          </table:table-cell>
          <table:table-cell table:style-name="Tabela3.A1" office:value-type="string">
            <text:p text:style-name="P14">Registramos a presença das seguintes autoridades:</text:p>
            <text:p text:style-name="P14">Cargo: ______________________________</text:p>
            <text:p text:style-name="P14">Nome: (título + Sr.(a): __________________________________</text:p>
            <text:p text:style-name="P14">Cargo: _____________________________________________</text:p>
            <text:p text:style-name="P14">Nome: (título + Sr.(a): __________________________________</text:p>
            <text:p text:style-name="P14">Cargo: _____________________________________________</text:p>
            <text:p text:style-name="P14">Nome: (título + Sr.(a): __________________________________</text:p>
            <text:p text:style-name="P14">Cargo: _____________________________________________</text:p>
            <text:p text:style-name="P14">Nome: (título + Sr.(a): __________________________________</text:p>
          </table:table-cell>
        </table:table-row>
      </table:table>
      <text:p text:style-name="P13"/>
      <text:p text:style-name="P7"><text:span text:style-name="T34">IV. HINO NACIONAL BRASILEIRO</text:span><text:span text:style-name="T5"> (É opcional. Caso opte por executar o hino, a organização deve providenciar uma bandeira do Brasil hasteada ou uma imagem dela na projeção.)</text:span></text:p>
      <text:p text:style-name="P10"/>
      <text:p text:style-name="P1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Quem fala</text:p>
            <text:p text:style-name="P27"/>
          </table:table-cell>
          <table:table-cell table:style-name="Tabela4.A1" office:value-type="string">
            <text:p text:style-name="P22">Texto a ser lido</text:p>
            <text:p text:style-name="P27"/>
          </table:table-cell>
        </table:table-row>
        <table:table-row table:style-name="Tabela4.1">
          <table:table-cell table:style-name="Tabela4.A1" office:value-type="string">
            <text:p text:style-name="P22">Mestre de Cerimônia</text:p>
            <text:p text:style-name="P27"/>
          </table:table-cell>
          <table:table-cell table:style-name="Tabela4.A1" office:value-type="string">
            <text:p text:style-name="P14">Convidamos os presentes para em posição de respeito acompanhar a execução do Hino Nacional <text:span text:style-name="T52">pela Banda Marcial Coronel Osny Vasconcellos</text:span></text:p>
            <text:p text:style-name="P28"/>
          </table:table-cell>
        </table:table-row>
      </table:table>
      <text:p text:style-name="P13"/>
      <text:p text:style-name="P7"><text:span text:style-name="T34">V. HOMENAGEM</text:span><text:span text:style-name="T5"> </text:span></text:p>
      <text:p text:style-name="P1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2">Quem fala</text:p>
            <text:p text:style-name="P27"/>
          </table:table-cell>
          <table:table-cell table:style-name="Tabela5.A1" office:value-type="string">
            <text:p text:style-name="P22">Texto a ser lido</text:p>
            <text:p text:style-name="P27"/>
          </table:table-cell>
        </table:table-row>
        <table:table-row table:style-name="Tabela5.2">
          <table:table-cell table:style-name="Tabela5.A1" office:value-type="string">
            <text:p text:style-name="P22">Mestre de Cerimônia</text:p>
            <text:p text:style-name="P27"/>
          </table:table-cell>
          <table:table-cell table:style-name="Tabela5.A1" office:value-type="string">
            <text:p text:style-name="P9"><text:span text:style-name="T22">Regidos pela Lei 7498 que regulamenta o serviço de enfermagem, </text:span><text:span text:style-name="T23">lei que</text:span><text:span text:style-name="T22"> completa 36 anos de publicação no próximo dia 25 de junho, a</text:span><text:span text:style-name="T42"> </text:span><text:span text:style-name="T40">Enfermagem e suas atividades </text:span><text:span text:style-name="T41">s</text:span><text:span text:style-name="T40">omente podem ser exercidas por pessoas legalmente habilitadas e inscritas no Conselho Regional de Enfermagem. </text:span><text:span text:style-name="T41">É</text:span><text:span text:style-name="T40"> exercida privativamente pelo Enfermeiro, pelo Técnico de Enfermagem, pelo Auxiliar de Enfermagem e pela Parteira, respeitados os respectivos graus de habilitação. </text:span></text:p>
            <text:p text:style-name="P19">Entendendo a importância de uma lei que regulamenta a profissão, a secretaria de saúde de São Bento do Sul pa<text:span text:style-name="T43">s</text:span>sa <text:soft-page-break/>agora a um momento de homenagem a alguns profissionais que no decorrer da sua trajetória exercem suas funções no fortalecimento da legislação e do exercício da enfermagem baseado na segurança do paciente e qualidade da assistência. </text:p>
            <text:p text:style-name="P19">Na entrega dos certificados em agradecimento a esses profissionais, a secretaria de saúde estende a homenagem a todos aos 1<text:span text:style-name="T43">37</text:span> profissionais de enfermagem, responsáveis hoje por uma médica de <text:span text:style-name="T46">1.300 </text:span>atendimentos/dia aos pacientes usuários Sus do município de São Bento do Sul e região. </text:p>
            <text:p text:style-name="P19"/>
            <text:p text:style-name="P20">No decorrer das homenagens, um membro da mesa de autoridades será convidado a entregar o certificado de agradecimento</text:p>
            <text:p text:style-name="P19"/>
            <text:p text:style-name="P47"><text:span text:style-name="T5">Convidamos a Sra Rosilei </text:span><text:span text:style-name="T25">Teresinha </text:span><text:span text:style-name="T5">Wei</text:span><text:span text:style-name="T25">s</text:span><text:span text:style-name="T5">s Baade para </text:span><text:span text:style-name="T6">colocar-se a frente do público </text:span><text:span text:style-name="T24">para darmos início a primeira homenagem desta tarde </text:span></text:p>
            <text:p text:style-name="P47"><text:span text:style-name="T25">(dá um tempo para ela se posicionar). </text:span></text:p>
            <text:p text:style-name="P47"><text:span text:style-name="T25">Rosilei tem Graduação em Enfermagem pela Universidade Federal do Paraná, Especialização em Saúde Coletiva, Enfermagem do Trabalho e Auditoria dos Sistemas de Saúde, Gestão da Redes de Atenção em Saúde pelo Sírio Libanês. É Mestre <text:s/>em Saúde Coletiva, Gestão e Políticas Públicas pela UNICAMP e esta cursando Doutorado em Enfermagem (UFSC). Rosilei desempenha seu trabalho de enfermagem na coordenação do Centro de Atendimento ao Diabético e recebe o certificado como reconhecimento pelo valioso esforço e dedicação a sua carreira, atuação no Núcleo de Educação Permanente e seus 26 anos de cuidados prestados. Seu cuidado de enfermagem e busca constante pro qualificação garante o atendimento de qualidade prestado a população de nosso município. </text:span></text:p>
            <text:p text:style-name="P26"><text:span text:style-name="T25">C</text:span><text:span text:style-name="T5">hamamos a Enfermeira e Conselheira Lais Consellos para fazer a entrega do certificado a profissional enfermeira Rosilei Teresinha Weiss Baade. </text:span></text:p>
            <text:p text:style-name="P32"/>
            <text:p text:style-name="P14"/>
            <text:p text:style-name="P14"/>
            <text:p text:style-name="P48"><text:span text:style-name="T5">Convidamos a Sra </text:span><text:span text:style-name="T6">Maria Salete Chapie</text:span><text:span text:style-name="T9">w</text:span><text:span text:style-name="T6">ski</text:span><text:span text:style-name="T5"> para </text:span><text:span text:style-name="T6">colocar-se <text:s text:c="2"/>a frente do público para</text:span><text:span text:style-name="T5"> receber </text:span><text:span text:style-name="T8">um</text:span><text:span text:style-name="T5">a homenagem. </text:span></text:p>
            <text:p text:style-name="P50"><text:span text:style-name="T5">(tempo para posicionar-se) </text:span></text:p>
            <text:p text:style-name="P48"><text:span text:style-name="T6">Maria Salete é Técnica Enfermagem da Secretaria Municipal de Saúde admitida em </text:span><text:span text:style-name="T7">13 </text:span><text:span text:style-name="T6">de outubro de 1986 </text:span><text:span text:style-name="T9">no cargo de </text:span><text:soft-page-break/><text:span text:style-name="T9">Atendente de Enfermagem</text:span><text:span text:style-name="T6">, </text:span><text:span text:style-name="T9">anos depois os atendentes <text:s/>migraram para o cargo de auxiliar de enfermagem com curso realizado pelo município e </text:span><text:span text:style-name="T26">hoje atua </text:span><text:span text:style-name="T9">como Técnic</text:span><text:span text:style-name="T26">a</text:span><text:span text:style-name="T9"> em Enfermagem </text:span><text:span text:style-name="T26">na Atenção Primária</text:span><text:span text:style-name="T9">. Com 03 filhos e 09 netos, Maria Salete possui graduação em Assistência e Social. Convidamos a </text:span><text:span text:style-name="T26">Conselheira e Técnica em enfermagem Márcia Aparecida Baems Pereira</text:span><text:span text:style-name="T9"> para a entrega do certificado de agradecimento à senhora Maria Salete pelos </text:span><text:span text:style-name="T6">36 anos de cuidados de enfermagem prestados a população. </text:span></text:p>
            <text:p text:style-name="P16"/>
            <text:p text:style-name="P16"/>
            <text:p text:style-name="P51"><text:span text:style-name="T6">C</text:span><text:span text:style-name="T5">onvidamos as servidoras Erica Maria Elisabeth Flos e Carin </text:span><text:span text:style-name="T10">Maria Ropke Klitzke para </text:span><text:span text:style-name="T6">colocar-se a frente do público para</text:span><text:span text:style-name="T10"> receber </text:span><text:span text:style-name="T8">um</text:span><text:span text:style-name="T10">a homenagem.</text:span></text:p>
            <text:p text:style-name="P54"><text:span text:style-name="T10">(</text:span><text:span text:style-name="T5">tempo)</text:span></text:p>
            <text:p text:style-name="P51"><text:span text:style-name="T10">Erica </text:span><text:span text:style-name="T14">é </text:span><text:span text:style-name="T10">Formada em enfermagem pela UFSC, </text:span><text:span text:style-name="T14">com </text:span><text:span text:style-name="T10">especialização em saúde da família, auditoria, acupuntura e estomaterapia </text:span><text:span text:style-name="T14">e Mestranda em gestão do cuidado, área em tecnologia da saúde, mestrado profissional em enfermagem- UFSC</text:span><text:span text:style-name="T10">. </text:span></text:p>
            <text:p text:style-name="P51"><text:span text:style-name="T10">Carin é técnica em enfermagem, com </text:span><text:span text:style-name="T12">16 </text:span><text:span text:style-name="T10">anos de formação, </text:span><text:span text:style-name="T13">sendo </text:span><text:span text:style-name="T12">15 anos de trabalho dedicados a saúde do trabalhador, </text:span><text:span text:style-name="T15">atualmente cursando Assistência Social, </text:span><text:span text:style-name="T21">possui formação em Massoterapia e Reiki Nivel 3</text:span><text:span text:style-name="T10">. </text:span></text:p>
            <text:p text:style-name="P52"><text:span text:style-name="T10">Ambas atuam no Ambulatório de feridas do município que desde fevereiro de 2022 conta com espaço próprio e vem prestando o serviço de cuidado integral </text:span><text:span text:style-name="T12">aos</text:span><text:span text:style-name="T10"> pacientes portadores de feridas crônicas e agudas, assim como, o apoio para a atenção primária no cuidado a esses pacientes. Na Mostra “Brasil aqui tem SUS” de 2022, o trabalho do ambulatório obteve o 2º lugar geral e segue para apresentação na Mostra </text:span><text:span text:style-name="T12">N</text:span><text:span text:style-name="T10">acional </text:span><text:span text:style-name="T27">de 12 a 15 de Julho em Campo Campo- Minas Gerais</text:span><text:span text:style-name="T10">. </text:span></text:p>
            <text:p text:style-name="P52"><text:span text:style-name="T11">Convidamos o secretário de saúde Marcelo Marques e a Enfermeira Beatriz Araújo Grandes- Diretora de Atenção Primária para a entrega dos certificados em agradecimentos aos cuidados prestados a população através do ambulatório de feridas. </text:span></text:p>
            <text:p text:style-name="P17"/>
            <text:p text:style-name="P17"/>
            <text:p text:style-name="P53"><text:span text:style-name="T6">C</text:span><text:span text:style-name="T5">onvidamos </text:span><text:span text:style-name="T28">os profissionais aqui representando a equipe do SAMU (nomear)</text:span></text:p>
            <text:p text:style-name="P53"><text:span text:style-name="T28"/></text:p>
            <text:p text:style-name="P53"><text:span text:style-name="T10">para </text:span><text:span text:style-name="T6">colocar-se a frente do público para</text:span><text:span text:style-name="T10"> receber </text:span><text:span text:style-name="T8">um</text:span><text:span text:style-name="T10">a </text:span><text:soft-page-break/><text:span text:style-name="T10">homenagem.</text:span></text:p>
            <text:p text:style-name="P40"><text:span text:style-name="T48">(</text:span>tempo)</text:p>
            <text:p text:style-name="P17"/>
            <text:p text:style-name="P42">O SAMU- Unidade de Suporte Básico de São Bento do Sul iniciou suas atividades em 01 de junho de 2007. <text:s/>Prestando atendimento pré hospitalar de urgência e emergência, conta em sua equipe com um técnico em enfermagem e um condutor, ambos socorristas, trabalhando sempre em dupla a cada plantão. Atende pelo contato com o número 192. Central de telefone que fica em Joinville e atende toda região planalto norte/ nordeste. Na central há um TARM que atende a ligação e solicita alguns dados. Transfere a ligação para um médico que conversa com solicitante e orienta os cuidados definindo se encaminha a ambulância para o atendimento. No caso de envio da viatura, a ocorrência gerada é então informada por um contato da central com um celular para equipe de plantão. <text:line-break/>A unidade possui equipamentos para atendimentos de emergências clínica e traumática que não exige resgate e que possam ser prestados pela equipe que compõe a unidade. Samu recebe hoje o certificado de agradecimento pelos 15 anos de atendimento prestado com agilidade e eficiência.</text:p>
            <text:p text:style-name="P42"/>
            <text:p text:style-name="P42">Chamamos a presidente da camara de vereadores, senhora Carla Hoffmann para entregar o certificado de agradecimento a equipe do SAMU.</text:p>
            <text:p text:style-name="P42"/>
            <text:p text:style-name="P42"/>
            <text:p text:style-name="P38">Chamamos a enfermeira <text:span text:style-name="T52">Cristiane Aparecida Jantsch Sestren</text:span> <text:span text:style-name="T48">para </text:span><text:span text:style-name="T49">colocar-se a frente do público para</text:span><text:span text:style-name="T48"> receber </text:span><text:span text:style-name="T50">um</text:span><text:span text:style-name="T48">a homenagem.</text:span></text:p>
            <text:p text:style-name="P41"><text:span text:style-name="T48">(</text:span>tempo)</text:p>
            <text:p text:style-name="P17"><text:span text:style-name="T53">Cristiane conclui a graduação em Enfermagem em</text:span> 2003, <text:span text:style-name="T56">com especialização em Urgência e Emergência e Auditoria, atua</text:span> <text:span text:style-name="T53">no setor de Vigilância desde 2004 </text:span><text:span text:style-name="T55">na coordenação</text:span><text:span text:style-name="T53"> do setor da vigilância epidemiológica, </text:span><text:span text:style-name="T55">acesso e monitoramento aos</text:span><text:span text:style-name="T53"> </text:span><text:span text:style-name="T55">s</text:span><text:span text:style-name="T53">istemas </text:span><text:span text:style-name="T55">de </text:span><text:span text:style-name="T53">notificação </text:span><text:span text:style-name="T55">de </text:span><text:span text:style-name="T53">óbito, nascidos vivos </text:span><text:span text:style-name="T55">e doenças de notificação compulsória</text:span><text:span text:style-name="T53">. </text:span><text:span text:style-name="T55">Atua no gerenciamento técnico do serviço de vacinação do município com monitoramento do armazenamento, estoque, rede de frios, distribuição, suporte e treinamento para as equipes. </text:span><text:span text:style-name="T54">A</text:span>lém das atividades locais, <text:span text:style-name="T54">Cristiane foi</text:span> convidada pelo Estado de Santa Catarina para fazer parte do grupo de monitores do estado <text:span text:style-name="T54">em sala de vacina</text:span>, <text:span text:style-name="T54">processo </text:span><text:soft-page-break/><text:span text:style-name="T54">que exigiu aprovação em 03 etapas, incluindo avaliações práticas e teóricas, o que lhe permite hoje atuar</text:span> como monitora, dando cursos de sala de vacina por todo o Estado de Santa Catarina. <text:span text:style-name="T54">Desde a habilitação como monitora em 2016, Cristiane já </text:span>particip<text:span text:style-name="T54">ou</text:span> de 8 treinamentos, capacitando 120 vacinadores do estado de Santa Catarina. </text:p>
            <text:p text:style-name="P43">Cristiane recebe esse agradecimento pelo valioso trabalho na coordenação da vacinação contra a Covid-19 e em seu nome, a secretaria de saúde de São Bento do Sul estende o agradecimento e todos os profissionais de enfermagem que atuam em sala de vacina e são responsáveis por mais de <text:span text:style-name="T59">170</text:span><text:span text:style-name="T57"> </text:span>mil doses de vacina aplicadas contra a Covid 19.</text:p>
            <text:p text:style-name="P17"/>
            <text:p text:style-name="P43">Convidamos a enfermeira Responsável Técnica Suzieli Lamin para fazer a entrega do certificado de agradecimento a profissional. </text:p>
            <text:p text:style-name="P17"/>
            <text:p text:style-name="P17"/>
            <text:p text:style-name="P37">Chamamos a enfermeira Acupunturista Rita de Cássia Martins <text:span text:style-name="T48">para </text:span><text:span text:style-name="T49">colocar-se a frente do público para</text:span><text:span text:style-name="T48"> receber </text:span><text:span text:style-name="T50">um</text:span><text:span text:style-name="T48">a homenagem.</text:span></text:p>
            <text:p text:style-name="P39"><text:span text:style-name="T48">(</text:span>tempo)</text:p>
            <text:p text:style-name="P37"><text:span text:style-name="T3"/></text:p>
            <text:p text:style-name="P44">Rita é formada em enfermagem pela Unisul, possui Especialização em saúde da família pela UFSC, Especialização em acupuntura pela EMOSP ( Escola de Medicina Oriental de São Paulo) e Aprimoramento em acupuntura pela FISIOART de 2012 a 2014. Foi profissional essencial na Implantação da acupuntura na Secretaria de Saúde de São Bento do Sul em 2010 e <text:span text:style-name="T51">neste ano de 2022 teve o trabalho desenvolvido com Acupuntura no Pós Covid aprovado para apresentação oral na Mostra Brasil Aqui tem Sus, que ocorreu em março no município de Blumenau. </text:span></text:p>
            <text:p text:style-name="P44"/>
            <text:p text:style-name="P45">Convidamos o Prefeito Antonio Joaquim Tomazine Filho para a entrega do certificado de agradecimento. <text:s/></text:p>
            <text:p text:style-name="P45"/>
            <text:p text:style-name="P45"/>
            <text:p text:style-name="P46">Convidamos todos para acompanhar a apresentação da <text:span text:style-name="T52">Banda Marcial Coronel Osny Vasconcellos </text:span>em homenagem a todos os profissionais de enfermagem, em especial aos agraciados nesta tarde.</text:p>
            <text:p text:style-name="P28"/>
          </table:table-cell>
        </table:table-row>
        <table:table-row table:style-name="Tabela5.1">
          <table:table-cell table:style-name="Tabela5.A3" office:value-type="string">
            <text:p text:style-name="P24"/>
          </table:table-cell>
          <table:table-cell table:style-name="Tabela5.A3" office:value-type="string">
            <text:p text:style-name="P25"/>
          </table:table-cell>
        </table:table-row>
        <table:table-row table:style-name="Tabela5.1">
          <table:table-cell table:style-name="Tabela5.A3" office:value-type="string">
            <text:p text:style-name="P24"/>
          </table:table-cell>
          <table:table-cell table:style-name="Tabela5.A3" office:value-type="string">
            <text:p text:style-name="P8"/>
          </table:table-cell>
        </table:table-row>
        <text:soft-page-break/>
        <table:table-row table:style-name="Tabela5.1">
          <table:table-cell table:style-name="Tabela5.A3" office:value-type="string">
            <text:p text:style-name="P24"/>
          </table:table-cell>
          <table:table-cell table:style-name="Tabela5.A3" office:value-type="string">
            <text:p text:style-name="P8"/>
          </table:table-cell>
        </table:table-row>
      </table:table>
      <text:p text:style-name="P13"/>
      <text:p text:style-name="P7"><text:span text:style-name="T34">VI. PRONUNCIAMENTOS</text:span><text:span text:style-name="T5"> (</text:span><text:span text:style-name="T33">Após a verificação de quais autoridades farão uso da palavra, o Mestre de Cerimônias as chama ao microfone para considerações. O ideal é que a fala das autoridades seja breve.)</text:span></text:p>
      <text:p text:style-name="P1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2">Quem fala</text:p>
            <text:p text:style-name="P27"/>
          </table:table-cell>
          <table:table-cell table:style-name="Tabela6.A1" office:value-type="string">
            <text:p text:style-name="P22">Texto a ser lido</text:p>
            <text:p text:style-name="P27"/>
          </table:table-cell>
        </table:table-row>
        <table:table-row table:style-name="Tabela6.1">
          <table:table-cell table:style-name="Tabela6.A1" office:value-type="string">
            <text:p text:style-name="P22">Mestre de Cerimônia</text:p>
            <text:p text:style-name="P27"/>
          </table:table-cell>
          <table:table-cell table:style-name="Tabela6.A1" office:value-type="string">
            <text:p text:style-name="P36">- <text:s/><text:span text:style-name="T58">Com a palavra </text:span>o Secretário Municipal de Saúde <text:span text:style-name="T58">Marcelo Marques</text:span>; </text:p>
            <text:p text:style-name="P36">- Convidamos <text:span text:style-name="T58">a enfermeira responsável técnica Suzieli Lamin</text:span> para fazer uso da palavra;</text:p>
            <text:p text:style-name="P14">- <text:span text:style-name="T58">Convidamos a enfermeira e Conselheira do Coren Lais Consellos para fazer uso da palavra</text:span>;</text:p>
            <text:p text:style-name="P14">- Convidamos <text:span text:style-name="T58">a representante do Conselho de Étic</text:span>a <text:span text:style-name="T58">do Coren senhora Marcia Aparecida Baems Pereira para suas considerações;</text:span></text:p>
            <text:p text:style-name="P14">- <text:span text:style-name="T58">Com a palavra a presidente da </text:span><text:span text:style-name="T60">C</text:span><text:span text:style-name="T58">âmara de vereadores senhora Carla Hoffmann;</text:span></text:p>
            <text:p text:style-name="P14">- <text:span text:style-name="T58">Com a palavra o prefeito Antonio Joaquim Tomazine Filho.</text:span></text:p>
          </table:table-cell>
        </table:table-row>
      </table:table>
      <text:p text:style-name="P13"/>
      <text:p text:style-name="P23">VII. POSSE</text:p>
      <text:p text:style-name="P23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2">Quem fala</text:p>
            <text:p text:style-name="P27"/>
          </table:table-cell>
          <table:table-cell table:style-name="Tabela7.A1" office:value-type="string">
            <text:p text:style-name="P22">Texto a ser lido</text:p>
            <text:p text:style-name="P27"/>
          </table:table-cell>
        </table:table-row>
        <table:table-row table:style-name="Tabela7.1">
          <table:table-cell table:style-name="Tabela7.A1" office:value-type="string">
            <text:p text:style-name="P22">Mestre de Cerimônia</text:p>
            <text:p text:style-name="P27"/>
          </table:table-cell>
          <table:table-cell table:style-name="Tabela7.A1" office:value-type="string">
            <text:p text:style-name="P8"><text:span text:style-name="T5">Neste momento vamos proceder à posse da Comissão de Ética de Enfermagem da </text:span><text:span text:style-name="T16">SECRETARIA MUNICIPAL DE SAÚDE DE SÃO BENTO DO SUL.</text:span></text:p>
            <text:p text:style-name="P8"><text:span text:style-name="T5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funcionamento das Comissões de Ética de Enfermagem-CEE nas instituições com serviço de Enfermagem; Decisão Coren-SC nº 011/2014, homologada pela decisão Cofen nº 117/2015, que aprovou o regimento interno do Coren-SC; <text:s/>decisão Coren-SC nº 055, de 28/10/2021, que atualizou o Regimento Interno da Comissão de Ética do Coren-SC (CEC-SC); e, a Portaria Coren-SC nº </text:span><text:span text:style-name="T19">302</text:span><text:span text:style-name="T5">/202</text:span><text:span text:style-name="T19">2</text:span><text:span text:style-name="T5">, de </text:span><text:span text:style-name="T19">03</text:span><text:span text:style-name="T5"> de </text:span><text:span text:style-name="T19">junho</text:span><text:span text:style-name="T5"> de 202</text:span><text:span text:style-name="T19">2</text:span><text:span text:style-name="T5">, que designa os membros da Comissão de Ética de Enfermagem da </text:span><text:span text:style-name="T16">SECRETARIA MUNICIPAL DE SAÚDE DE SÃO BENTO DO SUL,</text:span><text:span text:style-name="T5"> com mandato de </text:span><text:span text:style-name="T20">23</text:span><text:span text:style-name="T5">/</text:span><text:span text:style-name="T20">06</text:span><text:span text:style-name="T5">/202</text:span><text:span text:style-name="T16">2</text:span><text:span text:style-name="T5"> a </text:span><text:span text:style-name="T20">22</text:span><text:span text:style-name="T5">/</text:span><text:span text:style-name="T20">06</text:span><text:span text:style-name="T5">/202</text:span><text:span text:style-name="T16">5</text:span><text:span text:style-name="T5">.</text:span></text:p>
            <text:p text:style-name="P28"><text:soft-page-break/></text:p>
            <text:p text:style-name="P49"><text:span text:style-name="T5">Convidamos </text:span><text:span text:style-name="T31">a</text:span><text:span text:style-name="T5"> </text:span><text:span text:style-name="T29">Conselheira e representante do Conselho Regional de Enfermagem de santa Catarina</text:span><text:span text:style-name="T5"> – </text:span><text:span text:style-name="T29">Enfermeira Lais Consel</text:span><text:span text:style-name="T30">l</text:span><text:span text:style-name="T29">os</text:span><text:span text:style-name="T5"> para empossar os novos membros da Comissão de Ética d</text:span><text:span text:style-name="T16">a SECRETARIA MUNICIPAL DE SAÚDE DE SÃO BENTO DO SUL</text:span><text:span text:style-name="T5">.</text:span></text:p>
            <text:p text:style-name="P28"/>
            <text:p text:style-name="P28"/>
            <text:p text:style-name="P8"><text:span text:style-name="T5">Convidamos o representante da Comissão de Ética empossada, </text:span><text:span text:style-name="T17">enfermeira Beatriz Hortz Liebl,</text:span><text:span text:style-name="T5"> para pronunciamento. </text:span><text:span text:style-name="T32">(Beatriz convida todos para assistir o vídeo dos profissionais de enfermagem de São Bento do Sul)</text:span></text:p>
            <text:p text:style-name="P28"/>
            <text:p text:style-name="P28"/>
          </table:table-cell>
        </table:table-row>
      </table:table>
      <text:p text:style-name="P13"/>
      <text:p text:style-name="P10"/>
      <text:p text:style-name="P23">VIII. ENCERRAMENTO</text:p>
      <text:p text:style-name="P2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2">Quem fala</text:p>
            <text:p text:style-name="P27"/>
          </table:table-cell>
          <table:table-cell table:style-name="Tabela8.A1" office:value-type="string">
            <text:p text:style-name="P22">Texto a ser lido</text:p>
            <text:p text:style-name="P27"/>
          </table:table-cell>
        </table:table-row>
        <table:table-row table:style-name="Tabela8.1">
          <table:table-cell table:style-name="Tabela8.A1" office:value-type="string">
            <text:p text:style-name="P22">Mestre de Cerimônia</text:p>
            <text:p text:style-name="P27"/>
          </table:table-cell>
          <table:table-cell table:style-name="Tabela8.A1" office:value-type="string">
            <text:p text:style-name="P8"><text:span text:style-name="T18">Agradecendo a presença, d</text:span><text:span text:style-name="T5">eclaramos encerrada a cerimônia de posse. Informamos que os membros da comissão empossada devem permanecer no local para reunião de instruções com a Comissão de Ética do Coren/SC.</text:span></text:p>
            <text:p text:style-name="P14"/>
            <text:p text:style-name="P18">Todos estão convidados para o coquetel que esta servido no auditório. </text:p>
            <text:p text:style-name="P28"/>
            <text:p text:style-name="P28"/>
            <text:p text:style-name="P28"/>
          </table:table-cell>
        </table:table-row>
      </table:table>
      <text:p text:style-name="P13"/>
      <text:p text:style-name="P30">INSTRUÇÕES GERAIS</text:p>
      <text:p text:style-name="P31">- Verificar previamente se haverá coquetel após a cerimônia e convidar os presentes para tal;</text:p>
      <text:p text:style-name="P31">- Atenção aos nomes dos convidados. Sempre conferir com a pessoa a pronuncia correta;</text:p>
      <text:p text:style-name="P31">- Testar previamente o equipamento eletrônico utilizado.</text:p>
      <text:p text:style-name="P10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MV Boli" svg:font-family="'MV Bol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Myriad Pro Light SemiCond" svg:font-family="'Myriad Pro Light SemiCond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Imagens_5f_de_5f_noticias_5f_00PSF" draw:display-name="Imagens_de_noticias_00PSF" xlink:href="Pictures/1000000000000137000000F4B88B2EA77E36F08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Capítulos" style:display-name="Título Capítulos" style:family="paragraph" style:default-outline-level="">
      <style:paragraph-properties fo:margin-top="0cm" fo:margin-bottom="0cm" style:contextual-spacing="false" style:line-height-at-least="0.635cm" fo:text-align="justify" style:justify-single-word="false" style:vertical-align="middle"/>
      <style:text-properties fo:color="#00ba00" loext:opacity="100%" style:font-name="Myriad Pro Light SemiCond" fo:font-family="'Myriad Pro Light SemiCond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Myriad Pro Light SemiCond1" style:font-family-complex="'Myriad Pro Light SemiCond'" style:font-family-generic-complex="system" style:font-pitch-complex="variable" style:font-size-complex="16pt" style:font-weight-complex="bold"/>
    </style:style>
    <style:style style:name="Texto_20_principal" style:display-name="Texto principal" style:family="paragraph" style:parent-style-name="Standard" style:default-outline-level="">
      <style:paragraph-properties fo:margin-top="0cm" fo:margin-bottom="0cm" style:contextual-spacing="false" style:line-height-at-least="0.494cm" fo:text-align="justify" style:justify-single-word="false" style:vertical-align="middle"/>
      <style:text-properties fo:color="#000000" loext:opacity="100%" style:font-name="Myriad Pro Light SemiCond" fo:font-family="'Myriad Pro Light SemiCond'" style:font-family-generic="roman" style:font-pitch="variable" style:font-name-asian="Calibri2" style:font-family-asian="Calibri" style:font-family-generic-asian="system" style:font-pitch-asian="variable" style:font-name-complex="Myriad Pro Light SemiCond1" style:font-family-complex="'Myriad Pro Light SemiCond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ssunto_20_do_20_comentário" style:display-name="Assunto do comentário" style:family="paragraph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exto_20_de_20_comentário" style:display-name="Texto de comentário" style:family="paragraph" style:parent-style-name="Standard" style:default-outline-level="">
      <style:text-properties fo:font-size="10pt" style:font-size-asian="10pt" style:font-size-complex="10pt"/>
    </style:style>
    <style:style style:name="Corpo_20_de_20_texto_20_31" style:display-name="Corpo de texto 31" style:family="paragraph" style:parent-style-name="Standard" style:default-outline-level="">
      <style:paragraph-properties fo:margin-top="0cm" fo:margin-bottom="0cm" style:contextual-spacing="false" fo:line-height="0.423cm" fo:text-align="justify" style:justify-single-word="fals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 style:font-size-complex="10pt"/>
    </style:style>
    <style:style style:name="Parágrafo_20_da_20_Lista" style:display-name="Parágrafo da Lista" style:family="paragraph" style:parent-style-name="Standard" style:default-outline-level="">
      <style:paragraph-properties fo:margin-left="1.249cm" fo:margin-right="0cm" fo:text-indent="0cm" style:auto-text-indent="false"/>
    </style:style>
    <style:style style:name="assinatura" style:family="paragraph" style:default-outline-level="">
      <style:paragraph-properties fo:margin-top="0.423cm" fo:margin-bottom="0.423cm" style:contextual-spacing="false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o_20_de_20_balão" style:display-name="Texto de balão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Menção_20_Pendente" style:display-name="Menção Pendente" style:family="text">
      <style:text-properties fo:color="#605e5c" loext:opacity="100%" fo:background-color="#e1dfdd"/>
    </style:style>
    <style:style style:name="Semibold" style:family="text">
      <style:text-properties style:font-name="Myriad Pro Light SemiCond" fo:font-family="'Myriad Pro Light SemiCond'" style:font-family-generic="roman" style:font-pitch="variable" fo:font-size="11pt" fo:language="pt" fo:country="BR" style:font-size-asian="11pt" style:font-name-complex="Myriad Pro Light SemiCond1" style:font-family-complex="'Myriad Pro Light SemiCond'" style:font-family-generic-complex="system" style:font-pitch-complex="variable" style:font-size-complex="11pt"/>
    </style:style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comentário_20_Char" style:display-name="Texto de comentário Char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apple-converted-space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fo:language="pt" fo:country="BR"/>
    </style:style>
    <style:style style:name="Cabeçalho_20_Char" style:display-name="Cabeçalho Char" style:family="text">
      <style:text-properties fo:language="pt" fo:country="BR"/>
    </style:style>
    <style:style style:name="Fonte_20_parág._20_padrão" style:display-name="Fonte parág. padrão" style:family="text"/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19ea40" officeooo:paragraph-rsid="0019ea40"/>
    </style:style>
    <style:style style:name="MP3" style:family="paragraph" style:parent-style-name="Footer">
      <style:paragraph-properties fo:text-align="center" style:justify-single-word="false"/>
      <style:text-properties style:font-name="MV Boli" fo:font-size="10pt" officeooo:rsid="001d238e" officeooo:paragraph-rsid="001d238e" style:font-size-asian="10pt" style:font-size-complex="10pt"/>
    </style:style>
    <style:style style:name="MT1" style:family="text">
      <style:text-properties officeooo:rsid="0019e77b"/>
    </style:style>
    <style:style style:name="MT2" style:family="text">
      <style:text-properties fo:color="#ff0000" loext:opacity="100%" fo:font-size="16pt" fo:font-weight="bold" officeooo:rsid="0019e77b" style:font-size-asian="16pt" style:font-weight-asian="bold" style:font-size-complex="16pt" style:font-weight-complex="bold"/>
    </style:style>
    <style:style style:name="MT3" style:family="text">
      <style:text-properties fo:font-weight="bold" officeooo:rsid="0019e77b" style:font-weight-asian="bold" style:font-weight-complex="bold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95cm" fo:margin-bottom="0.704cm" fo:margin-left="2cm" fo:margin-right="1.406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09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svg:height="2.512cm" fo:margin-left="0cm" fo:margin-right="0cm" fo:margin-top="0.499cm" style:shadow="none" fo:background-color="#ffffff" draw:fill="solid" draw:fill-color="#ffffff" draw:opacity="100%" style:repeat="no-repeat" draw:fill-image-ref-point="center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-1.15cm" svg:y="-0.318cm" svg:width="2.249cm" svg:height="2.408cm" draw:z-index="7"><draw:image xlink:href="Pictures/100000000000028000000236343595B647946864.png" xlink:type="simple" xlink:show="embed" xlink:actuate="onLoad" draw:mime-type="image/png"/></draw:frame><text:span text:style-name="MT1"><text:s text:c="14"/></text:span><text:span text:style-name="MT2">PREFEITURA DE SÃO BENTO DO SUL</text:span></text:p>
        <text:p text:style-name="Header"><text:s text:c="14"/><text:span text:style-name="MT3">SECRETARIA MUNICIPAL DE SAÚDE</text:span></text:p>
        <text:p text:style-name="MP1"><text:s text:c="14"/><text:span text:style-name="MT1">COORDENAÇÃO DA ATENÇÃO BÁSICA</text:span></text:p>
        <text:p text:style-name="Header"><text:tab/><text:tab/><text:tab/></text:p>
        <text:p text:style-name="Header"><text:tab/><text:tab/><text:tab/></text:p>
        <text:p text:style-name="Header"><text:tab/><text:tab/><text:tab/></text:p>
        <text:p text:style-name="Header"/>
      </style:header>
      <style:footer>
        <text:p text:style-name="MP2">Rua Capitão Ernesto Nunes, nº 51- São Bento do Sul-SC- CEP: 89.280-361</text:p>
        <text:p text:style-name="MP2"><text:a xlink:type="simple" xlink:href="mailto:esf@saobentodosul.sc.gov.br" text:style-name="Internet_20_link" text:visited-style-name="Visited_20_Internet_20_Link">esf@saobentodosul.sc.gov.br</text:a> (47) 3631-0416</text:p>
        <text:p text:style-name="MP2"/>
        <text:p text:style-name="MP3">“Uma faísca de gentileza pode gerar uma fogueira de coisas boas”-André Muralha</text:p>
        <text:p text:style-name="MP2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26M6S</meta:editing-duration>
    <meta:editing-cycles>61</meta:editing-cycles>
    <meta:generator>LibreOffice/7.1.8.1$Windows_X86_64 LibreOffice_project/e1f30c802c3269a1d052614453f260e49458c82c</meta:generator>
    <dc:date>2022-06-21T11:38:37.285000000</dc:date>
    <meta:print-date>2022-06-20T10:49:12.026000000</meta:print-date>
    <meta:document-statistic meta:table-count="8" meta:image-count="1" meta:object-count="0" meta:page-count="8" meta:paragraph-count="114" meta:word-count="2179" meta:character-count="14226" meta:non-whitespace-character-count="12070"/>
  </office:meta>
</office:document-meta>
</file>